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able_20_Heading">
      <style:paragraph-properties fo:text-align="start" style:justify-single-word="false"/>
    </style:style>
    <style:style style:name="P3" style:family="paragraph" style:parent-style-name="Table_20_Heading">
      <style:paragraph-properties fo:text-align="start" style:justify-single-word="false"/>
      <style:text-properties officeooo:paragraph-rsid="0012030e"/>
    </style:style>
    <style:style style:name="P4" style:family="paragraph" style:parent-style-name="Table_20_Heading">
      <style:paragraph-properties fo:text-align="start" style:justify-single-word="false"/>
      <style:text-properties officeooo:paragraph-rsid="00134944"/>
    </style:style>
    <style:style style:name="P5" style:family="paragraph" style:parent-style-name="Text_20_body">
      <style:paragraph-properties fo:text-align="start" style:justify-single-word="false"/>
      <style:text-properties officeooo:paragraph-rsid="000cdcb2"/>
    </style:style>
    <style:style style:name="P6" style:family="paragraph" style:parent-style-name="Text_20_body">
      <style:paragraph-properties fo:text-align="start" style:justify-single-word="false"/>
      <style:text-properties officeooo:paragraph-rsid="00381ff0"/>
    </style:style>
    <style:style style:name="P7" style:family="paragraph" style:parent-style-name="Text_20_body">
      <style:text-properties officeooo:paragraph-rsid="0015c9df"/>
    </style:style>
    <style:style style:name="P8" style:family="paragraph" style:parent-style-name="Text_20_body">
      <style:text-properties officeooo:paragraph-rsid="002db49d"/>
    </style:style>
    <style:style style:name="P9"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style:style>
    <style:style style:name="P10"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393bbe"/>
    </style:style>
    <style:style style:name="P11"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3e76da"/>
    </style:style>
    <style:style style:name="P12" style:family="paragraph" style:parent-style-name="Body" style:list-style-name="WW8Num5"/>
    <style:style style:name="P13" style:family="paragraph" style:parent-style-name="Body" style:list-style-name="WW8Num6"/>
    <style:style style:name="P14" style:family="paragraph" style:parent-style-name="Body" style:list-style-name="WW8Num7"/>
    <style:style style:name="P15" style:family="paragraph" style:parent-style-name="Body" style:list-style-name="WW8Num8"/>
    <style:style style:name="P16" style:family="paragraph" style:parent-style-name="Body" style:list-style-name="WW8Num9"/>
    <style:style style:name="P17" style:family="paragraph" style:parent-style-name="Body" style:list-style-name="WW8Num10"/>
    <style:style style:name="P18" style:family="paragraph" style:parent-style-name="Body" style:list-style-name="WW8Num11"/>
    <style:style style:name="P19" style:family="paragraph" style:parent-style-name="Body" style:list-style-name="WW8Num12"/>
    <style:style style:name="P20" style:family="paragraph" style:parent-style-name="Body" style:list-style-name="WW8Num13"/>
    <style:style style:name="P21" style:family="paragraph" style:parent-style-name="Body" style:list-style-name="WW8Num14"/>
    <style:style style:name="P22" style:family="paragraph" style:parent-style-name="Body" style:list-style-name="WW8Num14">
      <style:text-properties officeooo:paragraph-rsid="0015c9df"/>
    </style:style>
    <style:style style:name="P23" style:family="paragraph" style:parent-style-name="Body" style:list-style-name="L2">
      <style:text-properties officeooo:paragraph-rsid="00178c99"/>
    </style:style>
    <style:style style:name="P24" style:family="paragraph" style:parent-style-name="Body" style:list-style-name="L3">
      <style:text-properties officeooo:paragraph-rsid="0015c9df"/>
    </style:style>
    <style:style style:name="P25" style:family="paragraph" style:parent-style-name="Body" style:list-style-name="WW8Num17"/>
    <style:style style:name="P26" style:family="paragraph" style:parent-style-name="Heading_20_2">
      <style:text-properties officeooo:paragraph-rsid="00381ff0"/>
    </style:style>
    <style:style style:name="P27" style:family="paragraph" style:parent-style-name="Heading_20_3">
      <style:text-properties officeooo:paragraph-rsid="000cdcb2"/>
    </style:style>
    <style:style style:name="P28" style:family="paragraph" style:parent-style-name="Heading_20_3">
      <style:text-properties officeooo:paragraph-rsid="000e49ee"/>
    </style:style>
    <style:style style:name="P29" style:family="paragraph" style:parent-style-name="Heading_20_3">
      <style:text-properties officeooo:paragraph-rsid="000f9aa5"/>
    </style:style>
    <style:style style:name="P30" style:family="paragraph" style:parent-style-name="Heading_20_3">
      <style:text-properties officeooo:paragraph-rsid="0015c9df"/>
    </style:style>
    <style:style style:name="P31" style:family="paragraph" style:parent-style-name="Text_20_body" style:list-style-name="L1">
      <style:paragraph-properties fo:text-align="start" style:justify-single-word="false"/>
      <style:text-properties officeooo:paragraph-rsid="00381ff0"/>
    </style:style>
    <style:style style:name="P32" style:family="paragraph" style:parent-style-name="Text_20_body" style:list-style-name="WW8Num2">
      <style:paragraph-properties fo:text-align="start" style:justify-single-word="false"/>
    </style:style>
    <style:style style:name="P33" style:family="paragraph" style:parent-style-name="Text_20_body" style:list-style-name="WW8Num2">
      <style:paragraph-properties fo:text-align="start" style:justify-single-word="false"/>
      <style:text-properties officeooo:paragraph-rsid="002b558d"/>
    </style:style>
    <style:style style:name="P34" style:family="paragraph" style:parent-style-name="Text_20_body" style:list-style-name="WW8Num3">
      <style:paragraph-properties fo:text-align="start" style:justify-single-word="false"/>
      <style:text-properties officeooo:paragraph-rsid="00185099"/>
    </style:style>
    <style:style style:name="P35" style:family="paragraph" style:parent-style-name="Text_20_body" style:list-style-name="WW8Num3">
      <style:paragraph-properties fo:text-align="start" style:justify-single-word="false"/>
    </style:style>
    <style:style style:name="P36" style:family="paragraph" style:parent-style-name="Text_20_body" style:list-style-name="WW8Num4">
      <style:paragraph-properties fo:text-align="start" style:justify-single-word="false"/>
    </style:style>
    <style:style style:name="T1" style:family="text">
      <style:text-properties style:font-name="Times New Roman" style:font-name-complex="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officeooo:rsid="000cdcb2" style:font-name-asian="Times New Roman" style:font-name-complex="Times New Roman"/>
    </style:style>
    <style:style style:name="T4" style:family="text">
      <style:text-properties style:font-name="Times New Roman" officeooo:rsid="001d3a6e" style:font-name-asian="Times New Roman" style:font-name-complex="Times New Roman"/>
    </style:style>
    <style:style style:name="T5" style:family="text">
      <style:text-properties style:font-name="Times New Roman" officeooo:rsid="001f7cea" style:font-name-asian="Times New Roman" style:font-name-complex="Times New Roman"/>
    </style:style>
    <style:style style:name="T6" style:family="text">
      <style:text-properties style:font-name="Times New Roman" officeooo:rsid="002b959b" style:font-name-asian="Times New Roman" style:font-name-complex="Times New Roman"/>
    </style:style>
    <style:style style:name="T7" style:family="text">
      <style:text-properties style:font-name="Times New Roman" officeooo:rsid="0034f01a" style:font-name-asian="Times New Roman" style:font-name-complex="Times New Roman"/>
    </style:style>
    <style:style style:name="T8" style:family="text">
      <style:text-properties style:font-name="Times New Roman" fo:language="en" fo:country="US" style:font-name-asian="Times New Roman" style:font-name-complex="Times New Roman"/>
    </style:style>
    <style:style style:name="T9" style:family="text">
      <style:text-properties style:font-name="Times New Roman" fo:language="en" fo:country="US" officeooo:rsid="00381ff0" style:font-name-asian="Times New Roman" style:font-name-complex="Times New Roman"/>
    </style:style>
    <style:style style:name="T10" style:family="text">
      <style:text-properties style:font-name="Times New Roman" fo:language="en" fo:country="US" officeooo:rsid="007000c9" style:font-name-asian="Times New Roman" style:font-name-complex="Times New Roman"/>
    </style:style>
    <style:style style:name="T11" style:family="text">
      <style:text-properties style:font-name="Times New Roman" fo:language="fr" fo:country="FR" style:font-name-asian="Times New Roman" style:font-name-complex="Times New Roman"/>
    </style:style>
    <style:style style:name="T12" style:family="text">
      <style:text-properties style:font-name="Times New Roman" fo:language="fr" fo:country="FR" fo:font-weight="normal" officeooo:rsid="000cdcb2" style:font-name-asian="Times New Roman" style:font-weight-asian="normal" style:font-name-complex="Times New Roman" style:font-weight-complex="normal"/>
    </style:style>
    <style:style style:name="T13" style:family="text">
      <style:text-properties style:font-name="Times New Roman" fo:language="fr" fo:country="FR" fo:font-style="italic" fo:font-weight="normal" officeooo:rsid="000cdcb2" style:font-name-asian="Times New Roman" style:font-style-asian="italic" style:font-weight-asian="normal" style:font-name-complex="Times New Roman" style:font-style-complex="italic" style:font-weight-complex="normal"/>
    </style:style>
    <style:style style:name="T14" style:family="text">
      <style:text-properties style:font-name="Times New Roman" fo:language="it" fo:country="IT" style:font-name-asian="Times New Roman" style:font-name-complex="Times New Roman"/>
    </style:style>
    <style:style style:name="T15" style:family="text">
      <style:text-properties style:font-name="Times New Roman" fo:font-weight="normal" officeooo:rsid="000cdcb2" style:font-name-asian="Times New Roman" style:font-weight-asian="normal" style:font-name-complex="Times New Roman" style:font-weight-complex="normal"/>
    </style:style>
    <style:style style:name="T16" style:family="text">
      <style:text-properties style:font-name="Times New Roman" fo:font-weight="normal" style:font-weight-asian="normal" style:font-name-complex="Times New Roman" style:font-weight-complex="normal"/>
    </style:style>
    <style:style style:name="T17"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8" style:family="text">
      <style:text-properties style:font-name="Times New Roman" fo:font-style="italic" fo:font-weight="normal" officeooo:rsid="002b21d2" style:font-name-asian="Times New Roman" style:font-style-asian="italic" style:font-weight-asian="normal" style:font-name-complex="Times New Roman" style:font-style-complex="italic" style:font-weight-complex="normal"/>
    </style:style>
    <style:style style:name="T19" style:family="text">
      <style:text-properties style:font-name="Times New Roman" fo:font-style="italic" style:text-underline-style="none" fo:font-weight="bold" officeooo:rsid="0028578f" style:font-style-asian="italic" style:font-weight-asian="bold" style:font-name-complex="Times New Roman" style:font-style-complex="italic" style:font-weight-complex="bold"/>
    </style:style>
    <style:style style:name="T20" style:family="text">
      <style:text-properties style:font-name-asian="Times New Roman" style:font-name-complex="Times New Roman"/>
    </style:style>
    <style:style style:name="T21" style:family="text">
      <style:text-properties fo:language="de" fo:country="DE"/>
    </style:style>
    <style:style style:name="T22" style:family="text">
      <style:text-properties fo:language="en" fo:country="US" style:font-name-asian="Arial" style:font-name-complex="Arial"/>
    </style:style>
    <style:style style:name="T23" style:family="text">
      <style:text-properties fo:language="en" fo:country="US" officeooo:rsid="003ee36a"/>
    </style:style>
    <style:style style:name="T24" style:family="text">
      <style:text-properties fo:color="#342a06" loext:opacity="100%" style:font-name="Courier New" fo:font-size="10pt" fo:background-color="#efefef" loext:char-shading-value="0" style:font-size-asian="10pt" style:font-name-complex="Courier New" style:font-size-complex="10pt"/>
    </style:style>
    <style:style style:name="T25" style:family="text">
      <style:text-properties fo:color="#342a06" loext:opacity="100%" style:font-name="Courier New" fo:font-size="10pt" officeooo:rsid="007000c9" fo:background-color="#efefef" loext:char-shading-value="0" style:font-size-asian="10pt" style:font-name-complex="Courier New" style:font-size-complex="10pt"/>
    </style:style>
    <style:style style:name="T26" style:family="text">
      <style:text-properties fo:color="#342a06" loext:opacity="100%" style:font-name="Courier New" fo:font-size="10pt" fo:font-weight="normal" officeooo:rsid="002b558d" fo:background-color="#efefef" loext:char-shading-value="0" style:font-size-asian="10pt" style:font-weight-asian="normal" style:font-name-complex="Courier New" style:font-size-complex="10pt" style:font-weight-complex="normal"/>
    </style:style>
    <style:style style:name="T27"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28" style:family="text">
      <style:text-properties fo:language="pt" fo:country="PT"/>
    </style:style>
    <style:style style:name="T29" style:family="text">
      <style:text-properties fo:language="fr" fo:country="FR"/>
    </style:style>
    <style:style style:name="T30" style:family="text">
      <style:text-properties officeooo:rsid="000b506f"/>
    </style:style>
    <style:style style:name="T31"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2"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33" style:family="text">
      <style:text-properties fo:font-variant="normal" fo:text-transform="none" fo:color="#000000" loext:opacity="100%" fo:letter-spacing="normal"/>
    </style:style>
    <style:style style:name="T34" style:family="text">
      <style:text-properties fo:font-variant="normal" fo:text-transform="none" fo:color="#000000" loext:opacity="100%" fo:letter-spacing="normal" fo:language="en" fo:country="US"/>
    </style:style>
    <style:style style:name="T35" style:family="text">
      <style:text-properties fo:font-variant="normal" fo:text-transform="none" fo:color="#000000" loext:opacity="100%" fo:letter-spacing="normal" fo:language="it" fo:country="IT"/>
    </style:style>
    <style:style style:name="T36"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37"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38" style:family="text">
      <style:text-properties officeooo:rsid="001f7cea"/>
    </style:style>
    <style:style style:name="T39" style:family="text">
      <style:text-properties fo:font-style="italic" officeooo:rsid="002465ba" style:font-style-asian="italic" style:font-style-complex="italic"/>
    </style:style>
    <style:style style:name="T40" style:family="text">
      <style:text-properties fo:color="#000000" loext:opacity="100%" style:font-name="Times New Roman" fo:font-size="12pt" fo:font-weight="normal" officeooo:rsid="002b558d" fo:background-color="#efefef" loext:char-shading-value="0" style:font-size-asian="10.5pt" style:font-weight-asian="normal" style:font-name-complex="Courier New" style:font-size-complex="12pt" style:font-weight-complex="normal"/>
    </style:style>
    <style:style style:name="T41" style:family="text">
      <style:text-properties officeooo:rsid="007000c9"/>
    </style:style>
    <style:style style:name="T42" style:family="text">
      <style:text-properties officeooo:rsid="003af31a"/>
    </style:style>
    <style:style style:name="T43" style:family="text">
      <style:text-properties officeooo:rsid="003b219a"/>
    </style:style>
    <style:style style:name="T44" style:family="text">
      <style:text-properties officeooo:rsid="00716397"/>
    </style:style>
    <style:style style:name="T45" style:family="text">
      <style:text-properties officeooo:rsid="003f5e6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None"><text:span text:style-name="T1">Tiffany Timbric</text:span></text:span><text:span text:style-name="None"><text:span text:style-name="T16"> </text:span></text:span><text:span text:style-name="Internet_20_link"><text:span text:style-name="T19">(tiffanytimbric@gmail.com)</text:span></text:span></text:p>
      <text:p text:style-name="P3"><text:span text:style-name="None"><text:span text:style-name="T1">Enterprise Backend Software Developer</text:span></text:span></text:p>
      <text:p text:style-name="P2"/>
      <text:h text:style-name="Heading_20_2" text:outline-level="2"><text:span text:style-name="None"><text:span text:style-name="T1">Overview</text:span></text:span></text:h>
      <text:p text:style-name="P8">A senior enterprise backend software developer passionate about great code. <text:s/>I write mission-critical system backends across many business domains, financial, transportation, telecommunications, e-commerce, defense, etc. <text:s/>Starting at Sun Microsystems, Inc. I assisted their clients in system architectura and methodology, but especially in JEE code quality.</text:p>
      <text:p text:style-name="P8"><text:span text:style-name="None"><text:span text:style-name="T23">Recently atAmtrak, PayPal, Tendril, Charter Communications, JDA Software Group, I coded Web Services and large data processing optimizing read response time and scalability (#of concurrent requests/second).</text:span></text:span></text:p>
      <text:p text:style-name="Text_20_body"/>
      <text:h text:style-name="P26" text:outline-level="2"><text:span text:style-name="None"><text:span text:style-name="T37">10k ft. View</text:span></text:span><text:span text:style-name="None"><text:span text:style-name="T36"> of Tiffany's Consciousness</text:span></text:span></text:h>
      <text:p text:style-name="P10">I designed and coded application and persistence systems for JDA Software Group, Tendril, Etilize, Packexpo, and others which handled large databases requiring Map Reduce / Hadoop + Pig Scripts, Cassandra NoSQL per-instances caching, pre-Cassandra custom caching for RedPrairie, distributed file systems, Table Sharding, Master-Slave read-write DB separation for horizontally scalable read operations, MemSql single threaded multi-instances in-memory NoSql'y equivalent scaling with RDB ACID + Atomic immediate consistency constraints, Reactive eXtentions (RxJava <text:span text:style-name="T42">+ </text:span><text:span text:style-name="T43">Flow</text:span>) Event driven design, and functional programming + Java Streams with Virtual Threads to fully utilize multi-core hardware, in-memory pre/post IO-bound data encryption (Lzop) enabling large data transfer, daily summary table updates enabling fast reads of enormous data tables, materialized views, PostgreSQL data integrity constraints, Quantum computer attack resistant data pre/post network encryption, etc.</text:p>
      <text:p text:style-name="P11">In other words, I have designed and coded/implemented core foundational system<text:span text:style-name="T45">s</text:span> for premiere corporate and DOD companies with example-ready code quality. I attempt to write correct and aesthetic code. Things like <text:span text:style-name="T43">rx-backpressure, </text:span>network bulkheads (configurable retries + circuit breakers), client-side load balancing (Ribbon from Netflix), Scala, Kotlin, Mosh (mobile shell - https://mosh.org), Fish Shell (mobile shell – <text:a xlink:type="simple" xlink:href="https://fishshell.com/" text:style-name="Internet_20_link" text:visited-style-name="Visited_20_Internet_20_Link">https://fishshell.com</text:a>), <text:span text:style-name="T44">etc.</text:span> excite me.</text:p>
      <text:p text:style-name="P9"/>
      <text:h text:style-name="P26" text:outline-level="2"><text:span text:style-name="None"><text:span text:style-name="T10">Enterprise Software Architecture</text:span></text:span></text:h>
      <text:list text:style-name="L1">
        <text:list-item>
          <text:p text:style-name="P31"><text:span text:style-name="T41">The C4 Model – Context, Containers, Components, Code</text:span>: <text:a xlink:type="simple" xlink:href="https://github.com/chadwickboggs/fsm" text:style-name="Internet_20_link" text:visited-style-name="Visited_20_Internet_20_Link"><text:span text:style-name="Internet_20_link"><text:span text:style-name="T24">https://</text:span></text:span><text:span text:style-name="Internet_20_link"><text:span text:style-name="T25">c4model</text:span></text:span><text:span text:style-name="Internet_20_link"><text:span text:style-name="T24">.com</text:span></text:span></text:a></text:p>
        </text:list-item>
      </text:list>
      <text:p text:style-name="P6"><text:span text:style-name="Internet_20_link"><text:span text:style-name="T24"/></text:span></text:p>
      <text:h text:style-name="Heading_20_2" text:outline-level="2"><text:span text:style-name="None"><text:span text:style-name="T8">Coding Examples</text:span></text:span></text:h>
      <text:list text:style-name="WW8Num2">
        <text:list-item>
          <text:p text:style-name="P32">Finite State Machine: <text:a xlink:type="simple" xlink:href="https://github.com/chadwickboggs/fsm" text:style-name="Internet_20_link" text:visited-style-name="Visited_20_Internet_20_Link"><text:span text:style-name="Internet_20_link"><text:span text:style-name="T24">https://github.com/chadwickboggs/fsm</text:span></text:span></text:a></text:p>
        </text:list-item>
        <text:list-item>
          <text:p text:style-name="P33"><text:soft-page-break/>Crypto<text:span text:style-name="T30">graphy: </text:span><text:a xlink:type="simple" xlink:href="https://github.com/chadwickboggs/crypto" text:style-name="Internet_20_link" text:visited-style-name="Visited_20_Internet_20_Link"><text:span text:style-name="Internet_20_link"><text:span text:style-name="T24">https://github.com/chadwickboggs/crypto</text:span></text:span></text:a></text:p>
        </text:list-item>
        <text:list-item>
          <text:p text:style-name="P33"><text:span text:style-name="T40">Spring Boot: </text:span><text:a xlink:type="simple" xlink:href="https://github.com/chadwickboggs/xchange" text:style-name="Internet_20_link" text:visited-style-name="Visited_20_Internet_20_Link"><text:span text:style-name="Internet_20_link"><text:span text:style-name="T26">https://github.com/chadwickboggs/xchange</text:span></text:span></text:a><text:span text:style-name="T27"><text:line-break/></text:span></text:p>
        </text:list-item>
      </text:list>
      <text:h text:style-name="P26" text:outline-level="2"><text:span text:style-name="None"><text:span text:style-name="T9">Professional Experience</text:span></text:span></text:h>
      <text:h text:style-name="P27" text:outline-level="3"><text:span text:style-name="None"><text:span text:style-name="T3">2</text:span></text:span><text:span text:style-name="None"><text:span text:style-name="T2">/202</text:span></text:span><text:span text:style-name="None"><text:span text:style-name="T4">3</text:span></text:span><text:span text:style-name="None"><text:span text:style-name="T2"> – </text:span></text:span><text:span text:style-name="None"><text:span text:style-name="T3">4</text:span></text:span><text:span text:style-name="None"><text:span text:style-name="T2">/202</text:span></text:span><text:span text:style-name="None"><text:span text:style-name="T3">4</text:span></text:span><text:span text:style-name="None"><text:span text:style-name="T2"> Software </text:span></text:span><text:span text:style-name="None"><text:span text:style-name="T3">Developer</text:span></text:span><text:span text:style-name="None"><text:span text:style-name="T2">, </text:span></text:span><text:span text:style-name="None"><text:span text:style-name="T3">Amtrak</text:span></text:span><text:span text:style-name="None"><text:span text:style-name="T15"> </text:span></text:span><text:span text:style-name="None"><text:span text:style-name="T17">(consul</text:span></text:span><text:span text:style-name="None"><text:span text:style-name="T18">t</text:span></text:span><text:span text:style-name="None"><text:span text:style-name="T17">ing)</text:span></text:span></text:h>
      <text:list xml:id="list3401959311" text:style-name="WW8Num3">
        <text:list-item>
          <text:p text:style-name="P34"><text:span text:style-name="None"><text:span text:style-name="T2">Primary </text:span></text:span><text:span text:style-name="None"><text:span text:style-name="T7">code</text:span></text:span><text:span text:style-name="None"><text:span text:style-name="T2"> author </text:span></text:span><text:span text:style-name="None"><text:span text:style-name="T6">(30k+ lines of code)</text:span></text:span><text:span text:style-name="None"><text:span text:style-name="T2"> of their AWS rewrite of their entire outbound email system for customer purchase</text:span></text:span><text:span text:style-name="None"><text:span text:style-name="T5">s</text:span></text:span><text:span text:style-name="None"><text:span text:style-name="T2"> including trip information and sales receipts. <text:s/></text:span></text:span>Sales receipts and trip information listings <text:span text:style-name="T38">for</text:span> all Amtrak trips, <text:span text:style-name="T38">with </text:span>add-ons, <text:span text:style-name="T38">and </text:span>purchase types, <text:span text:style-name="T38">across </text:span>all Amtrak stations, passenger classes, and third-party carrie<text:span text:style-name="T38">r</text:span>s.</text:p>
        </text:list-item>
        <text:list-item>
          <text:p text:style-name="P34">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34"><text:span text:style-name="None"><text:span text:style-name="T2">Technolgies included AWS (Cloud Formation, Lambda, Event Bridge, SQS, S3), Immutables.org Java Beans, REST, JSON + FasterXML Jackson, HttpClient, environment specific configuration, environment variables, Java 11, Maven.</text:span></text:span></text:p>
        </text:list-item>
      </text:list>
      <text:p text:style-name="P5"><text:span text:style-name="None"><text:span text:style-name="T2"/></text:span></text:p>
      <text:h text:style-name="P27" text:outline-level="3"><text:span text:style-name="None"><text:span text:style-name="T2">6/2022 – 1/2023 Senior Software Engineer, Global Healthcare Exchange</text:span></text:span></text:h>
      <text:list text:continue-numbering="true" text:style-name="WW8Num3">
        <text:list-item>
          <text:p text:style-name="P35"><text:span text:style-name="None">Lead team authoring software connecting hospital ERP and medical equipment purchasing systems to GHX.</text:span></text:p>
        </text:list-item>
        <text:list-item>
          <text:p text:style-name="P35"><text:span text:style-name="None">Lead design sessions and reviewed all code changes and new features.</text:span></text:p>
        </text:list-item>
        <text:list-item>
          <text:p text:style-name="P35"><text:span text:style-name="None">Identified and corrected design flaws.</text:span></text:p>
        </text:list-item>
        <text:list-item>
          <text:p text:style-name="P35"><text:span text:style-name="None">Identified and corrected scalability bugs: connection pools, retries, AWS AZ failovers.</text:span></text:p>
        </text:list-item>
        <text:list-item>
          <text:p text:style-name="P35"><text:span text:style-name="None">Used AWS EC2, SQS, S3, and Lambda, Java, Oracle (SQL).</text:span></text:p>
        </text:list-item>
        <text:list-item>
          <text:p text:style-name="P35"><text:span text:style-name="None">Implemented Web Services, both server-side and client-side, FTP, sFTP, HTTP(S), JSON serialization/deserialization, SQL.</text:span></text:p>
        </text:list-item>
        <text:list-item>
          <text:p text:style-name="P35"><text:span text:style-name="None">Deployed in 100’s of customers’ data centers, two-week production release cadence.</text:span></text:p>
        </text:list-item>
      </text:list>
      <text:p text:style-name="P1"/>
      <text:h text:style-name="P28" text:outline-level="3"><text:span text:style-name="None"><text:span text:style-name="T2">2020 – 5/2022 Software Developer, PayPal w/ TCS</text:span></text:span><text:span text:style-name="None"><text:span text:style-name="T15"> </text:span></text:span><text:span text:style-name="None"><text:span text:style-name="T17">(consuling)</text:span></text:span></text:h>
      <text:list text:style-name="WW8Num4">
        <text:list-item>
          <text:p text:style-name="P36"><text:span text:style-name="None">Implemented direct-deposit signup services in Spring Boot.</text:span></text:p>
        </text:list-item>
        <text:list-item>
          <text:p text:style-name="P36"><text:span text:style-name="None">Implemented account bank migrations, bank change, for all PayPal accounts in Spring Batch.</text:span></text:p>
        </text:list-item>
        <text:list-item>
          <text:p text:style-name="P36"><text:span text:style-name="None">SQL, Filesystem I/O, AWS SMS, Web Services server-side and client-side.</text:span></text:p>
        </text:list-item>
        <text:list-item>
          <text:p text:style-name="P36"><text:span text:style-name="None">Maintained and implemented feature enhancements to a batch merchant report generation system.</text:span></text:p>
        </text:list-item>
      </text:list>
      <text:p text:style-name="Text_20_body"/>
      <text:h text:style-name="P28" text:outline-level="3"><text:soft-page-break/><text:span text:style-name="None"><text:span text:style-name="T2">2019 Software Engineer, Arris / Commscope</text:span></text:span><text:span text:style-name="None"><text:span text:style-name="T15"> </text:span></text:span><text:span text:style-name="None"><text:span text:style-name="T17">(consuling)</text:span></text:span></text:h>
      <text:list text:style-name="WW8Num5">
        <text:list-item>
          <text:p text:style-name="P12">Updated the video catalog and merchandising backend originally authored by Motorola for Bouygues Telecom, France.</text:p>
        </text:list-item>
        <text:list-item>
          <text:p text:style-name="P12">Java EE, WildFly, GlassFish, WebSphere, REST, Wiremock, Mockito, Postman, Wireshark.</text:p>
        </text:list-item>
      </text:list>
      <text:p text:style-name="Text_20_body"/>
      <text:h text:style-name="P28" text:outline-level="3"><text:span text:style-name="None"><text:span text:style-name="T2">2018 – 4/2018 Software Engineer, Comcast Corporation</text:span></text:span><text:span text:style-name="None"><text:span text:style-name="T15"> </text:span></text:span><text:span text:style-name="None"><text:span text:style-name="T17">(consuling)</text:span></text:span></text:h>
      <text:list text:style-name="WW8Num6">
        <text:list-item>
          <text:p text:style-name="P13">Updated Java product to use Docker and Kubernetes,<text:span text:style-name="T28"> Java </text:span>11, Cucumber, Reactive Extensions, Git.</text:p>
        </text:list-item>
      </text:list>
      <text:p text:style-name="Text_20_body"/>
      <text:h text:style-name="P28" text:outline-level="3"><text:span text:style-name="None"><text:span text:style-name="T2">2016 – 2017 Software Engineer</text:span></text:span><text:span text:style-name="None"><text:span text:style-name="T11">, Charter Communications</text:span></text:span><text:span text:style-name="None"><text:span text:style-name="T12"> </text:span></text:span><text:span text:style-name="None"><text:span text:style-name="T13">(consuling)</text:span></text:span></text:h>
      <text:list text:style-name="WW8Num7">
        <text:list-item>
          <text:p text:style-name="P14">Maintained hundreds of Java microservices, added new microservices all in<text:span text:style-name="T21"> Amazon Web Services server-side and client-side</text:span>.</text:p>
        </text:list-item>
        <text:list-item>
          <text:p text:style-name="P14"><text:span text:style-name="T29">Linux, Netflix OSS, Cassandra NoSQL, </text:span>Reactive Extensions, Hystrix, Java 8, SQS, SNS, S3, EC2, ActiveMQ, Mongo, Git, Spring.</text:p>
        </text:list-item>
      </text:list>
      <text:p text:style-name="Text_20_body"/>
      <text:h text:style-name="P29" text:outline-level="3"><text:span text:style-name="None"><text:span text:style-name="T2">9/2014 – 2015 Software Engineer, Comcast Corporation </text:span></text:span><text:span text:style-name="None"><text:span text:style-name="T17">(consuling)</text:span></text:span></text:h>
      <text:list text:style-name="WW8Num8">
        <text:list-item>
          <text:p text:style-name="P15">Designed and built event / Reactive eXtension (RxJDBC), RabbitMQ Message Oriented Middleware (MOM) front to an Oracle database as part of the Resiliency Project, Java, Git.</text:p>
        </text:list-item>
      </text:list>
      <text:p text:style-name="Text_20_body"/>
      <text:h text:style-name="Heading_20_3" text:outline-level="3"><text:span text:style-name="None"><text:span text:style-name="T2">2014 – 5/2014 Software Engineer, Tendril Inc.</text:span></text:span></text:h>
      <text:list text:style-name="WW8Num9">
        <text:list-item>
          <text:p text:style-name="P16"><text:span text:style-name="None">Backend / DevOps Engineer on SOA Finagle+Protobuf+Cloud Java/Scala microservices.</text:span></text:p>
        </text:list-item>
        <text:list-item>
          <text:p text:style-name="P16"><text:span text:style-name="None">Atlassian, Cucumber BDD, PostgreSQL, Hadoop, Hibernate, Scala, IntelliJ IDEA, Git.</text:span></text:p>
        </text:list-item>
      </text:list>
      <text:p text:style-name="Text_20_body"/>
      <text:h text:style-name="Heading_20_3" text:outline-level="3"><text:span text:style-name="None"><text:span text:style-name="T2">2010 – 2013 Senior Software Engineer, JDA Software / RedPrairie / StorePerform</text:span></text:span></text:h>
      <text:list text:style-name="WW8Num10">
        <text:list-item>
          <text:p text:style-name="P17"><text:span text:style-name="None">Project Lead for integration of iOS/Android mobile task system with legacy web-based system.</text:span></text:p>
        </text:list-item>
        <text:list-item>
          <text:p text:style-name="P17"><text:span text:style-name="None">Extended and maintained legacy J2EE web-based task management system.</text:span></text:p>
        </text:list-item>
        <text:list-item>
          <text:p text:style-name="P17"><text:span text:style-name="None">Customers included Fortune 500 companies. Scalability and performance were paramount.</text:span></text:p>
        </text:list-item>
        <text:list-item>
          <text:p text:style-name="P17"><text:span text:style-name="None">Technologies: OSGi, Gradle, and SQL Server, Git, Mercurial, Subversion, CVS.</text:span></text:p>
        </text:list-item>
      </text:list>
      <text:p text:style-name="Text_20_body"/>
      <text:h text:style-name="Heading_20_3" text:outline-level="3"><text:span text:style-name="None"><text:span text:style-name="T2">2008 – 2009 Independent Software Development Consultant</text:span></text:span></text:h>
      <text:list text:style-name="WW8Num11">
        <text:list-item>
          <text:p text:style-name="P18"><text:span text:style-name="None">Extended and maintained a JEE merchandise inventory system with MySQL DB, Java, Spring.</text:span></text:p>
        </text:list-item>
        <text:list-item>
          <text:p text:style-name="P18"><text:span text:style-name="None">Customers: AmDocs, Etilize, Bell South, eBay, Frontier Airlines, Skyway.</text:span></text:p>
        </text:list-item>
      </text:list>
      <text:p text:style-name="Text_20_body"/>
      <text:h text:style-name="Heading_20_3" text:outline-level="3"><text:span text:style-name="None"><text:span text:style-name="T2">2007 Chief Operation Officer, Evolution Hosting, Inc.</text:span></text:span></text:h>
      <text:list text:style-name="WW8Num12">
        <text:list-item>
          <text:p text:style-name="P19"><text:span text:style-name="None">ViaWest data center Linux servers for J2EE applications with Java management software, Java, Linux, VMware, Zen, Amazon Web Services.</text:span></text:p>
        </text:list-item>
        <text:list-item>
          <text:p text:style-name="P19"><text:span text:style-name="None">Large number of customers including Crocs, Wells Fargo, and Hunter Douglas.</text:span></text:p>
        </text:list-item>
      </text:list>
      <text:p text:style-name="Text_20_body"><text:soft-page-break/></text:p>
      <text:h text:style-name="Heading_20_3" text:outline-level="3"><text:span text:style-name="None"><text:span text:style-name="T2">2004 – 2007 Independent Software Development &amp; Java Consultant</text:span></text:span></text:h>
      <text:list text:style-name="WW8Num13">
        <text:list-item>
          <text:p text:style-name="P20"><text:span text:style-name="None">Created NIO client with could reach 100 Mb/s scale message rates.</text:span></text:p>
        </text:list-item>
        <text:list-item>
          <text:p text:style-name="P20"><text:span text:style-name="None">Created new web sites, Java.</text:span></text:p>
        </text:list-item>
        <text:list-item>
          <text:p text:style-name="P20"><text:span text:style-name="None">Consulted at eBay, Frontier Airlines, Bell South, Skyway representing Sun Microsystems, Inc.</text:span></text:p>
        </text:list-item>
      </text:list>
      <text:p text:style-name="Text_20_body"/>
      <text:h text:style-name="Heading_20_3" text:outline-level="3"><text:span text:style-name="None"><text:span text:style-name="T2">2002 – 2004 Senior Software Architect</text:span></text:span><text:span text:style-name="None"><text:span text:style-name="T14">, Packexpo, Inc.</text:span></text:span></text:h>
      <text:list xml:id="list1714971019" text:style-name="WW8Num14">
        <text:list-item>
          <text:p text:style-name="P21"><text:span text:style-name="None">Created a reporting system for packaging advertising services.</text:span></text:p>
        </text:list-item>
        <text:list-item>
          <text:p text:style-name="P21"><text:span text:style-name="None">Maintained packaging advertising web site.</text:span></text:p>
        </text:list-item>
        <text:list-item>
          <text:p text:style-name="P21"><text:span text:style-name="None">Technologies: JBoss, Linux, MySQL, IntelliJ, BeanShell, JSP, Lzop'ed data stream for large DB backups over NFS mounts, Java, Groovy.</text:span></text:p>
        </text:list-item>
      </text:list>
      <text:p text:style-name="Text_20_body"/>
      <text:h text:style-name="P30" text:outline-level="3"><text:span text:style-name="None"><text:span text:style-name="T31">1999 - 2002 Java Consultant</text:span></text:span><text:span text:style-name="None"><text:span text:style-name="T32">, Sun Java Center, Sun Microsystems, Inc.</text:span></text:span></text:h>
      <text:list text:style-name="L2">
        <text:list-item>
          <text:p text:style-name="P23"><text:span text:style-name="None"><text:span text:style-name="T34">Represented Sun for RUP, UP, SunTone, OOA&amp;D mentoring and J2EE coding, Java, SCCS, Teamware, RCS, Solaris, Java</text:span></text:span><text:span text:style-name="None"><text:span text:style-name="T33">.</text:span></text:span></text:p>
        </text:list-item>
        <text:list-item>
          <text:p text:style-name="P23"><text:span text:style-name="None"><text:span text:style-name="T35">Consulted at Citigroup, Vanguard Fiduciary Trust, Credit Suisse.</text:span></text:span></text:p>
        </text:list-item>
        <text:list-item>
          <text:p text:style-name="P23"><text:span text:style-name="None"><text:span text:style-name="T34">Performed an Architecture Assessment recommending SOA and JEE which later was followed as advised.</text:span></text:span></text:p>
        </text:list-item>
      </text:list>
      <text:p text:style-name="P7"/>
      <text:h text:style-name="P30" text:outline-level="3"><text:span text:style-name="None"><text:span text:style-name="T32">1998 - 1999 Java Developer, Sun Educational Services, Sun Microsystems, Inc.</text:span></text:span></text:h>
      <text:list text:continue-list="list1714971019" text:style-name="WW8Num14">
        <text:list-item>
          <text:p text:style-name="P22"><text:span text:style-name="None"><text:span text:style-name="T34">Created web-based and Swing computer assisted training systems.</text:span></text:span></text:p>
        </text:list-item>
      </text:list>
      <text:list text:style-name="L3">
        <text:list-item>
          <text:p text:style-name="P24"><text:span text:style-name="None"><text:span text:style-name="T34">Improved the performance of our custom pseudo-recursive-descent parser template engine by adding caching of parser results and by altering the parsing algorithm.</text:span></text:span></text:p>
        </text:list-item>
      </text:list>
      <text:p text:style-name="P7"/>
      <text:h text:style-name="Heading_20_2" text:outline-level="2"><text:span text:style-name="None"><text:span text:style-name="T22">Education, Certifications, Patents</text:span></text:span></text:h>
      <text:list text:style-name="WW8Num17">
        <text:list-item>
          <text:p text:style-name="P25"><text:span text:style-name="None">AWS Certified Developer </text:span><text:span text:style-name="None"><text:span text:style-name="T39">(in progress)</text:span></text:span></text:p>
        </text:list-item>
        <text:list-item>
          <text:p text:style-name="P25"><text:span text:style-name="None">Certified Java Developer</text:span></text:p>
        </text:list-item>
        <text:list-item>
          <text:p text:style-name="P25"><text:span text:style-name="None">Certified Java Programmer</text:span></text:p>
        </text:list-item>
        <text:list-item>
          <text:p text:style-name="P25"><text:span text:style-name="None"><text:span text:style-name="T20">Patent: </text:span></text:span><text:a xlink:type="simple" xlink:href="http://www.patentgenius.com/patent/6907423.html" text:style-name="Internet_20_link" text:visited-style-name="Visited_20_Internet_20_Link"><text:span text:style-name="Internet_20_link">#6907423</text:span></text:a><text:span text:style-name="None"><text:span text:style-name="T20"> Search engine interface and method of controlling client searches</text:span></text:span></text:p>
        </text:list-item>
        <text:list-item>
          <text:p text:style-name="P25"><text:span text:style-name="None">B.S. Computer Science, University of Colorado at Boulder</text:span></text:p>
        </text:list-item>
        <text:list-item>
          <text:p text:style-name="P25"><text:span text:style-name="None">Attended the United States Military Academy at West Point</text:span></text:p>
        </text:list-item>
      </text:list>
      <text:p text:style-name="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class="text">
      <style:paragraph-properties fo:margin-top="0in" fo:margin-bottom="0.0835in" style:contextual-spacing="false" fo:text-align="justify" style:justify-single-word="false"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List" style:family="paragraph" style:parent-style-name="Text_20_body" style:class="list">
      <style:text-properties style:font-name-complex="Arial Unicode MS" style:font-family-complex="'Arial Unicode M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font-pitch-complex="variable"/>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orphans="0" fo:widows="0" fo:text-indent="-0.4in" style:auto-text-indent="false" fo:keep-with-next="always" style:writing-mode="lr-tb"/>
      <style:text-properties fo:color="#000000" loext:opacity="100%" style:font-name="Arial" fo:font-family="Arial" style:font-family-generic="swiss" style:font-pitch="variable" fo:font-size="14pt" fo:language="nl" fo:country="NL" fo:font-style="italic" fo:font-weight="bold" style:letter-kerning="true" style:font-name-asian="Arial Unicode MS" style:font-family-asian="'Arial Unicode MS'" style:font-family-generic-asian="swiss" style:font-pitch-asian="variable" style:font-size-asian="14pt" style:language-asian="zh" style:country-asian="CN" style:font-style-asian="italic" style:font-weight-asian="bold" style:font-name-complex="Arial Unicode MS" style:font-family-complex="'Arial Unicode MS'" style:font-family-generic-complex="swiss" style:font-pitch-complex="variable" style:font-size-complex="14pt" style:language-complex="hi" style:country-complex="IN" style:font-style-complex="italic" style:font-weight-complex="bold"/>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orphans="0" fo:widows="0" fo:text-indent="-0.5in" style:auto-text-indent="false" fo:keep-with-next="always" style:writing-mode="lr-tb"/>
      <style:text-properties fo:color="#000000" loext:opacity="100%" style:font-name="Arial" fo:font-family="Arial" style:font-family-generic="swiss" style:font-pitch="variable" fo:font-size="14pt" fo:language="en" fo:country="US" fo:font-weight="bold" style:letter-kerning="true" style:font-name-asian="Arial Unicode MS" style:font-family-asian="'Arial Unicode MS'" style:font-family-generic-asian="swiss" style:font-pitch-asian="variable" style:font-size-asian="14pt" style:language-asian="zh" style:country-asian="CN" style:font-weight-asian="bold" style:font-name-complex="Arial Unicode MS" style:font-family-complex="'Arial Unicode MS'" style:font-family-generic-complex="swiss" style:font-pitch-complex="variable" style:font-size-complex="14pt" style:language-complex="hi" style:country-complex="IN" style:font-weight-complex="bold"/>
    </style:style>
    <style:style style:name="Header_20__26__20_Footer" style:display-name="Header &amp; Footer" style:family="paragraph">
      <style:paragraph-properties fo:orphans="2" fo:widows="2" style:writing-mode="lr-tb"/>
      <style:text-properties fo:color="#000000" loext:opacity="100%" style:font-name="Helvetica Neue" fo:font-family="'Helvetica Neue'" style:font-family-generic="swiss" style:font-pitch="variable" fo:font-size="12pt" fo:language="en" fo:country="US"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Body" style:family="paragraph">
      <style:paragraph-properties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fo:orphans="0" fo:widows="0" style:writing-mode="lr-tb"/>
      <style:text-properties fo:color="#000000" loext:opacity="100%" style:font-name="Times1" fo:font-family="Times" style:font-pitch="variable" fo:font-size="12pt" fo:language="en" fo:country="US" fo:font-weight="bold" style:letter-kerning="true" style:font-name-asian="Arial Unicode MS" style:font-family-asian="'Arial Unicode MS'" style:font-family-generic-asian="swiss" style:font-pitch-asian="variable" style:font-size-asian="12pt" style:language-asian="zh" style:country-asian="CN" style:font-weight-asian="bold" style:font-name-complex="Arial Unicode MS" style:font-family-complex="'Arial Unicode MS'" style:font-family-generic-complex="swiss" style:font-pitch-complex="variable" style:font-size-complex="12pt" style:language-complex="hi" style:country-complex="IN"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7z1" style:family="text">
      <style:text-properties style:font-name="OpenSymbol1" fo:font-family="OpenSymbol, 'Arial Unicode MS'" style:font-charset="x-symbol" style:font-name-complex="OpenSymbol1" style:font-family-complex="OpenSymbol, 'Arial Unicode MS'" style:font-charset-complex="x-symbol"/>
    </style:style>
    <style:style style:name="WW8Num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8z1" style:family="text">
      <style:text-properties style:font-name="OpenSymbol1" fo:font-family="OpenSymbol, 'Arial Unicode MS'" style:font-charset="x-symbol" style:font-name-complex="OpenSymbol1" style:font-family-complex="OpenSymbol, 'Arial Unicode MS'" style:font-charset-complex="x-symbol"/>
    </style:style>
    <style:style style:name="WW8Num9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9z1" style:family="text">
      <style:text-properties style:font-name="OpenSymbol1" fo:font-family="OpenSymbol, 'Arial Unicode MS'" style:font-charset="x-symbol" style:font-name-complex="OpenSymbol1" style:font-family-complex="OpenSymbol, 'Arial Unicode MS'" style:font-charset-complex="x-symbol"/>
    </style:style>
    <style:style style:name="WW8Num10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0z1" style:family="text">
      <style:text-properties style:font-name="OpenSymbol1" fo:font-family="OpenSymbol, 'Arial Unicode MS'" style:font-charset="x-symbol" style:font-name-complex="OpenSymbol1" style:font-family-complex="OpenSymbol, 'Arial Unicode MS'" style:font-charset-complex="x-symbol"/>
    </style:style>
    <style:style style:name="WW8Num11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1z1" style:family="text">
      <style:text-properties style:font-name="OpenSymbol1" fo:font-family="OpenSymbol, 'Arial Unicode MS'" style:font-charset="x-symbol" style:font-name-complex="OpenSymbol1" style:font-family-complex="OpenSymbol, 'Arial Unicode MS'" style:font-charset-complex="x-symbol"/>
    </style:style>
    <style:style style:name="WW8Num1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2z1" style:family="text">
      <style:text-properties style:font-name="OpenSymbol1" fo:font-family="OpenSymbol, 'Arial Unicode MS'" style:font-charset="x-symbol" style:font-name-complex="OpenSymbol1" style:font-family-complex="OpenSymbol, 'Arial Unicode MS'" style:font-charset-complex="x-symbol"/>
    </style:style>
    <style:style style:name="WW8Num1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3z1" style:family="text">
      <style:text-properties style:font-name="OpenSymbol1" fo:font-family="OpenSymbol, 'Arial Unicode MS'" style:font-charset="x-symbol" style:font-name-complex="OpenSymbol1" style:font-family-complex="OpenSymbol, 'Arial Unicode MS'" style:font-charset-complex="x-symbol"/>
    </style:style>
    <style:style style:name="WW8Num1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4z1" style:family="text">
      <style:text-properties style:font-name="OpenSymbol1" fo:font-family="OpenSymbol, 'Arial Unicode MS'" style:font-charset="x-symbol" style:font-name-complex="OpenSymbol1" style:font-family-complex="OpenSymbol, 'Arial Unicode MS'" style:font-charset-complex="x-symbol"/>
    </style:style>
    <style:style style:name="WW8Num1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5z1" style:family="text">
      <style:text-properties style:font-name="OpenSymbol1" fo:font-family="OpenSymbol, 'Arial Unicode MS'" style:font-charset="x-symbol" style:font-name-complex="OpenSymbol1" style:font-family-complex="OpenSymbol, 'Arial Unicode MS'" style:font-charset-complex="x-symbol"/>
    </style:style>
    <style:style style:name="WW8Num1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6z1" style:family="text">
      <style:text-properties style:font-name="OpenSymbol1" fo:font-family="OpenSymbol, 'Arial Unicode MS'" style:font-charset="x-symbol" style:font-name-complex="OpenSymbol1" style:font-family-complex="OpenSymbol, 'Arial Unicode MS'" style:font-charset-complex="x-symbol"/>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Default_20_Paragraph_20_Font" style:display-name="Default Paragraph Font" style:family="text"/>
    <style:style style:name="WW8Num1z0" style:family="text">
      <style:text-properties fo:font-variant="normal" fo:text-transform="none" style:text-outline="false" style:text-line-through-style="none" style:text-line-through-type="none" style:text-position="0% 100%" fo:font-size="12pt" fo:letter-spacing="normal" style:letter-kerning="false" fo:background-color="#ffffff" style:font-size-asian="12pt" style:font-name-complex="Arial Unicode MS" style:font-family-complex="'Arial Unicode MS'" style:font-family-generic-complex="swiss" style:font-pitch-complex="variable" style:text-emphasize="none" style:text-scale="100%"/>
    </style:style>
    <style:style style:name="WW-Default_20_Paragraph_20_Font" style:display-name="WW-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text-properties fo:font-variant="normal" fo:text-transform="none" fo:color="#000000" loext:opacity="100%" style:font-name="Times New Roman" fo:font-family="'Times New Roman'" style:font-family-generic="roman" style:font-pitch="variable" fo:letter-spacing="normal" style:text-underline-style="solid" style:text-underline-width="auto" style:text-underline-color="#00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6__20_Footer"/>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
    <meta:creation-date>2023-03-08T09:38:00</meta:creation-date>
    <dc:creator>Tiffany Timbric</dc:creator>
    <dc:date>2024-08-03T14:02:06.680632286</dc:date>
    <meta:editing-cycles>49</meta:editing-cycles>
    <meta:editing-duration>PT1H13M53S</meta:editing-duration>
    <meta:generator>LibreOffice/24.2.5.2$MacOSX_X86_64 LibreOffice_project/bffef4ea93e59bebbeaf7f431bb02b1a39ee8a59</meta:generator>
    <meta:print-date>2024-08-02T17:21:39.785257021</meta:print-date>
    <meta:printed-by>PDF files: Tiffany Timbric</meta:printed-by>
    <meta:document-statistic meta:table-count="0" meta:image-count="0" meta:object-count="0" meta:page-count="4" meta:paragraph-count="78" meta:word-count="1079" meta:character-count="7900" meta:non-whitespace-character-count="6933"/>
  </office:meta>
</office:document-meta>
</file>